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037f5"/>
    </style:style>
    <style:style style:name="P2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officeooo:paragraph-rsid="000037f5"/>
    </style:style>
    <style:style style:name="P3" style:family="paragraph" style:parent-style-name="Table_20_Contents">
      <style:paragraph-properties>
        <style:tab-stops/>
      </style:paragraph-properties>
      <style:text-properties officeooo:paragraph-rsid="000037f5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037f5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037f5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037f5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68da9" style:font-weight-asian="normal" style:font-weight-complex="normal"/>
    </style:style>
    <style:style style:name="T10" style:family="text">
      <style:text-properties style:text-underline-style="none" fo:font-weight="normal" officeooo:rsid="000037f5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037f5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037f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1521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etter-spacing="normal" fo:font-style="italic" fo:font-weight="normal" style:font-style-asian="italic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0037f5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015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Fiche descriptive </text:span><text:span text:style-name="T2">11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4">Nom </text:span>: Écrire un <text:span text:style-name="T23">message</text:span> <text:span text:style-name="T23">dans un topic</text:span></text:p>
            <text:p text:style-name="P3"><text:span text:style-name="T4">Acteur(s) </text:span>: Utilisateur</text:p>
            <text:p text:style-name="P3"><text:span text:style-name="T4">Description </text:span>: <text:span text:style-name="Strong_20_Emphasis"><text:span text:style-name="T6">L'acteur écrit un </text:span></text:span><text:span text:style-name="Strong_20_Emphasis"><text:span text:style-name="T7">message dans un topic</text:span></text:span></text:p>
            <text:p text:style-name="P3"><text:span text:style-name="T4">Auteur </text:span>: Deroussen Nicolas</text:p>
            <text:p text:style-name="P3"><text:span text:style-name="T4">Date </text:span>: 06/08/2020</text:p>
            <text:p text:style-name="P3"><text:span text:style-name="T4">Pré-conditions </text:span>: <text:span text:style-name="Strong_20_Emphasis"><text:span text:style-name="T8">Accéder à son compte, </text:span></text:span><text:span text:style-name="Strong_20_Emphasis"><text:span text:style-name="T9">Créer un </text:span></text:span><text:span text:style-name="Strong_20_Emphasis"><text:span text:style-name="T10">nouveau topic</text:span></text:span></text:p>
            <text:p text:style-name="P3"><text:span text:style-name="T4">Démarrage </text:span>: L’<text:span text:style-name="T11">utilisateur a demandé la création d’un </text:span><text:span text:style-name="T12">message dans un 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4"><text:span text:style-name="Strong_20_Emphasis"><text:span text:style-name="T3">DESCRIPTION</text:span></text:span></text:p>
            <text:p text:style-name="P4"><text:bookmark text:name="r-2111665111"/><text:span text:style-name="Strong_20_Emphasis"><text:span text:style-name="T3">Le scénario nominal :</text:span></text:span></text:p>
            <text:p text:style-name="P5"><text:bookmark text:name="r-2111666111"/><text:span text:style-name="Strong_20_Emphasis"><text:span text:style-name="T13">1. </text:span></text:span><text:span text:style-name="Emphasis"><text:span text:style-name="T13">Le </text:span></text:span><text:span text:style-name="Emphasis"><text:span text:style-name="T16">système</text:span></text:span><text:span text:style-name="Emphasis"><text:span text:style-name="T13"> affiche la page de création d’un </text:span></text:span><text:span text:style-name="Emphasis"><text:span text:style-name="T14">message</text:span></text:span><text:span text:style-name="Emphasis"><text:span text:style-name="T13">.</text:span></text:span><text:line-break/><text:span text:style-name="Strong_20_Emphasis"><text:span text:style-name="T13">2. </text:span></text:span><text:span text:style-name="Emphasis"><text:span text:style-name="T17">L</text:span></text:span><text:span text:style-name="Emphasis"><text:span text:style-name="T18">’utilisateur</text:span></text:span><text:span text:style-name="Emphasis"><text:span text:style-name="T19"> rédige le </text:span></text:span><text:span text:style-name="Emphasis"><text:span text:style-name="T20">message</text:span></text:span><text:span text:style-name="Emphasis"><text:span text:style-name="T19">.</text:span></text:span><text:line-break/><text:span text:style-name="Strong_20_Emphasis"><text:span text:style-name="T13">3. </text:span></text:span><text:span text:style-name="Emphasis"><text:span text:style-name="T13">Le </text:span></text:span><text:span text:style-name="Emphasis"><text:span text:style-name="T16">système</text:span></text:span><text:span text:style-name="Emphasis"><text:span text:style-name="T13"> enregistre les modifications de l'</text:span></text:span><text:span text:style-name="Emphasis"><text:span text:style-name="T22">utilisateur</text:span></text:span><text:span text:style-name="Emphasis"><text:span text:style-name="T13">.</text:span></text:span></text:p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3">Les scénarios alternatifs :</text:span></text:span></text:p>
            <text:p text:style-name="P5"><text:span text:style-name="Emphasis"><text:span text:style-name="T19">2. </text:span></text:span><text:span text:style-name="Emphasis"><text:span text:style-name="T17">L</text:span></text:span><text:span text:style-name="Emphasis"><text:span text:style-name="T18">’utilisateur</text:span></text:span><text:span text:style-name="Emphasis"><text:span text:style-name="T21"> </text:span></text:span><text:span text:style-name="Emphasis"><text:span text:style-name="T19">décide de quitter la page de création d’un </text:span></text:span><text:span text:style-name="Emphasis"><text:span text:style-name="T20">message</text:span></text:span><text:span text:style-name="Emphasis"><text:span text:style-name="T19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4"><text:span text:style-name="Strong_20_Emphasis"><text:span text:style-name="T3">Les scénarios d'exceptions :</text:span></text:span></text:p>
            <text:p text:style-name="P6"><text:span text:style-name="Emphasis"><text:span text:style-name="T13">2. L'</text:span></text:span><text:span text:style-name="Emphasis"><text:span text:style-name="T22">utilisateur</text:span></text:span><text:span text:style-name="Emphasis"><text:span text:style-name="T13"> écrit des informations incorrectes dans le </text:span></text:span><text:span text:style-name="Emphasis"><text:span text:style-name="T15">message</text:span></text:span><text:span text:style-name="Emphasis"><text:span text:style-name="T13">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5">Fin : </text:span></text:span><text:span text:style-name="Strong_20_Emphasis"><text:span text:style-name="T6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5"><text:span text:style-name="Strong_20_Emphasis"><text:span text:style-name="T3">Post-conditions : </text:span></text:span>Aucu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6T15:19:23.985000000</dc:date>
    <meta:editing-duration>PT1M12S</meta:editing-duration>
    <meta:editing-cycles>2</meta:editing-cycles>
    <meta:document-statistic meta:table-count="1" meta:image-count="0" meta:object-count="0" meta:page-count="1" meta:paragraph-count="17" meta:word-count="123" meta:character-count="776" meta:non-whitespace-character-count="670"/>
  </office:meta>
</office:document-meta>
</file>